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laude Cheyssons tale ved signeringen av samarbeidsavtalen mellom Tunisia og EF (25. april 1976, Tunis)</text:span></text:p>
      <text:p text:style-name="Text_20_body"><text:span text:style-name="Strong_20_Emphasis">Oversettelse og kommentar</text:span></text:p>
      <text:p text:style-name="Text_20_body">Claude Cheysson, da Europakommisjonens kommissær for utvikling, holdt en tale i Tunis ved undertegningen av en ny samarbeidsavtale mellom EF og Tunisia. Talen var holdt i høytidelig diplomatisk språk, men med tydelig politisk og strategisk undertone.</text:p>
      <text:p text:style-name="Horizontal_20_Line"/>
      <text:h text:style-name="Heading_20_3" text:outline-level="3">✨ Hovedpunkter i talen (norsk oversettelse)</text:h>
      <text:list text:style-name="L1">
        <text:list-item>
          <text:p text:style-name="P1"><text:span text:style-name="Strong_20_Emphasis">Tunisia ba om "utviklingskontrakter" i stedet for klassiske handelsavtaler</text:span><text:line-break/>Memorandumet fra Tunisia (oktober 1972) la vekt på at EF burde inngå partnerskap basert på langsiktig utvikling, og ikke kun tollreduksjoner eller assosiering.</text:p>
        </text:list-item>
        <text:list-item>
          <text:p text:style-name="P1"><text:span text:style-name="Strong_20_Emphasis">Utvikling på tunisiske premisser</text:span><text:line-break/>Cheysson understreket at ekte utvikling må springe ut fra landets egen kultur og sosiale struktur. Dette prinsippet, kjent fra Lomé-politikken, skal også gjelde for Maghreb.</text:p>
        </text:list-item>
        <text:list-item>
          <text:p text:style-name="P1"><text:span text:style-name="Strong_20_Emphasis">Ingen krav om tollmessig gjensidighet</text:span><text:line-break/>EF anerkjenner at Tunisia ikke er i posisjon til å gi likeverdige innrømmelser. Tunisia skal få handelsfordeler uten å bli presset til å gi noe tilbake før landet er klart.</text:p>
        </text:list-item>
        <text:list-item>
          <text:p text:style-name="P1"><text:span text:style-name="Strong_20_Emphasis">Helhetlig samarbeid</text:span><text:line-break/>EF lover:</text:p>
          <text:list>
            <text:list-item>
              <text:p text:style-name="P1">Finansiering med høy fleksibilitet</text:p>
            </text:list-item>
            <text:list-item>
              <text:p text:style-name="P1">Handelsstøtte og markedsadgang</text:p>
            </text:list-item>
            <text:list-item>
              <text:p text:style-name="P1">Teknologisk og vitenskapelig samarbeid</text:p>
            </text:list-item>
          </text:list>
        </text:list-item>
        <text:list-item>
          <text:p text:style-name="P1"><text:span text:style-name="Strong_20_Emphasis">Avtalen er permanent og kan ikke endres ensidig</text:span><text:line-break/>Dette er ment å gi Tunisia stabilitet og langsiktige rammer.</text:p>
        </text:list-item>
        <text:list-item>
          <text:p text:style-name="P1"><text:span text:style-name="Strong_20_Emphasis">Tunisia fremheves som et foregangsland</text:span><text:line-break/>Cheysson roser landets politiske stabilitet og 6 % årlig BNP-vekst (1973–1976).</text:p>
        </text:list-item>
        <text:list-item>
          <text:p text:style-name="P1"><text:span text:style-name="Strong_20_Emphasis">"Kontrakt mellom sivilisasjoner i Middelhavet"</text:span><text:line-break/>Han omtaler avtalen som et historisk samarbeid i et geografisk og kulturelt skjæringspunkt, med henvisning til Middelhavets rolle som vugge for monoteistiske religioner og sivilisasjon.</text:p>
        </text:list-item>
        <text:list-item>
          <text:p text:style-name="P1"><text:span text:style-name="Strong_20_Emphasis">Politisk dimensjon: Euro-arabisk samarbeid som stabiliseringsstrategi</text:span><text:line-break/>Cheysson nevner uro i sør-Europa, Maghreb og Midtøsten, og ser tettere EF-Maghreb-relasjoner som svar. Han legger vekt på interdependens, felles utvikling og overvinning av politisk spenning.</text:p>
        </text:list-item>
      </text:list>
      <text:p text:style-name="Horizontal_20_Line"/>
      <text:h text:style-name="Heading_20_3" text:outline-level="3"><text:soft-page-break/>🧠 Kommentar</text:h>
      <text:p text:style-name="Text_20_body">Dette er et skoleeksempel på myk makt og geopolitisk diplomati i forkledning som "utviklingssamarbeid".</text:p>
      <text:list text:style-name="L2">
        <text:list-item>
          <text:p text:style-name="P2">EF søker tilgang til markeder og politisk innflytelse i Maghreb via partnerskap.</text:p>
        </text:list-item>
        <text:list-item>
          <text:p text:style-name="P2">Tunisia fremstilles som "moderat", "stabil" og samarbeidsvillig – en modell for andre.</text:p>
        </text:list-item>
        <text:list-item>
          <text:p text:style-name="P2">Retorikken rundt "sivilisasjonskontrakt" og "solidaritet i Middelhavet" er forløperen til Euro-Arabisk Dialog.</text:p>
        </text:list-item>
      </text:list>
      <text:p text:style-name="Text_20_body">Cheysson avslutter med en personlig historie og hyller tunisiske ledere for deres visjon og evne til å se forbi kolonitiden og bygge bro mot fremtidig samarbeid.</text:p>
      <text:p text:style-name="Horizontal_20_Line"/>
      <text:p text:style-name="Text_20_body"><text:span text:style-name="Strong_20_Emphasis">Relevans</text:span>: Denne talen bør inngå som primærdokument i Euro-Arabisk Dialog-arkivet og er viktig for forståelsen av EFs diplomatiske strategi overfor Maghreb etter oljekrise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21:30:38.439090145</meta:creation-date>
    <dc:date>2025-08-04T21:31:48.509119688</dc:date>
    <meta:editing-duration>PT1M11S</meta:editing-duration>
    <meta:editing-cycles>1</meta:editing-cycles>
    <meta:document-statistic meta:table-count="0" meta:image-count="0" meta:object-count="0" meta:page-count="2" meta:paragraph-count="22" meta:word-count="382" meta:character-count="2666" meta:non-whitespace-character-count="2320"/>
    <meta:generator>LibreOffice/25.2.5.2$Linux_X86_64 LibreOffice_project/520$Build-2</meta:generator>
  </office:meta>
</office:document-meta>
</file>